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b20" officeooo:paragraph-rsid="00136b20"/>
    </style:style>
    <style:style style:name="P2" style:family="paragraph" style:parent-style-name="Standard">
      <style:text-properties officeooo:rsid="00136b20" officeooo:paragraph-rsid="001c359f"/>
    </style:style>
    <style:style style:name="P3" style:family="paragraph" style:parent-style-name="Standard">
      <style:text-properties fo:font-size="32pt" officeooo:rsid="00136b20" officeooo:paragraph-rsid="00136b20" style:font-size-asian="32pt" style:font-size-complex="32pt"/>
    </style:style>
    <style:style style:name="P4" style:family="paragraph" style:parent-style-name="Standard">
      <style:text-properties officeooo:rsid="0015b930" officeooo:paragraph-rsid="0015b930"/>
    </style:style>
    <style:style style:name="P5" style:family="paragraph" style:parent-style-name="Standard">
      <style:text-properties officeooo:rsid="00171c57" officeooo:paragraph-rsid="00171c57"/>
    </style:style>
    <style:style style:name="P6" style:family="paragraph" style:parent-style-name="Standard">
      <style:text-properties officeooo:rsid="0019b08f" officeooo:paragraph-rsid="0019b08f"/>
    </style:style>
    <style:style style:name="P7" style:family="paragraph" style:parent-style-name="Standard">
      <style:text-properties officeooo:rsid="0019b08f" officeooo:paragraph-rsid="001ba8c4"/>
    </style:style>
    <style:style style:name="P8" style:family="paragraph" style:parent-style-name="Standard">
      <style:text-properties officeooo:rsid="0019b08f" officeooo:paragraph-rsid="001ba8c4"/>
    </style:style>
    <style:style style:name="P9" style:family="paragraph" style:parent-style-name="Standard">
      <style:text-properties officeooo:rsid="001d5f61" officeooo:paragraph-rsid="001d5f61"/>
    </style:style>
    <style:style style:name="P10" style:family="paragraph" style:parent-style-name="Standard">
      <style:text-properties officeooo:rsid="001e916c" officeooo:paragraph-rsid="001e916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13f5e2"/>
    </style:style>
    <style:style style:name="T3" style:family="text">
      <style:text-properties officeooo:rsid="001ba8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kcje potrzebne do działania VISIONCHESS : </text:span><text:line-break/>//<text:span text:style-name="T2">NOT DONE</text:span><text:line-break/>Start </text:p>
      <text:p text:style-name="P1">Main activity</text:p>
      <text:p text:style-name="P1">GoToPlay<text:line-break/>CreateConnection<text:line-break/></text:p>
      <text:p text:style-name="P3">Podczas gry:</text:p>
      <text:p text:style-name="P1">void CreateBoard<text:line-break/>void CreateAllPieces</text:p>
      <text:p text:style-name="P2">void MakeMove</text:p>
      <text:p text:style-name="P2">void ResolveDrawableMovePieceToPosition</text:p>
      <text:p text:style-name="P4">bool CheckIfAnyCheckFailed</text:p>
      <text:p text:style-name="P1">bool CheckIfMovePossible</text:p>
      <text:p text:style-name="P1">bool CheckIfEnPassantPossible</text:p>
      <text:p text:style-name="P1">bool CheckIfKingHasLegalMoves<text:line-break/>bool CheckIfCheckmate</text:p>
      <text:p text:style-name="P1">bool CheckIfStalemate</text:p>
      <text:p text:style-name="P1">bool CheckIfKingIsInCheck<text:line-break/>bool CheckWhatKingMovesArePossible<text:line-break/>bool CheckIfPieceIsNotPinnedToTheKing </text:p>
      <text:p text:style-name="P5">bool Check50MoveRule</text:p>
      <text:p text:style-name="P6">bool CheckIfBlackRook#1Moved</text:p>
      <text:p text:style-name="P6">bool CheckIfBlackRook#2Moved<text:line-break/>bool CheckIfWhiteRook#1Moved<text:line-break/>bool CheckIfWhiteRook#2Moved<text:line-break/>bool CheckIfShortSideCastlePossible<text:span text:style-name="T3">WhitePlayer</text:span></text:p>
      <text:p text:style-name="P6">bool CheckIfLongSideCastlePossible<text:span text:style-name="T3">WhitePlayer</text:span></text:p>
      <text:p text:style-name="P7">bool CheckIfShortSideCastlePossible<text:span text:style-name="T3">BlackPlayer</text:span></text:p>
      <text:p text:style-name="P7">bool CheckIfLongSideCastlePossible<text:span text:style-name="T3">BlackPlayer</text:span></text:p>
      <text:p text:style-name="P9">bool CheckIfKingIsTheOnlyPieceBlackPlayer</text:p>
      <text:p text:style-name="P9">bool CheckIfKingIsTheOnlyPieceWhitePlayer</text:p>
      <text:p text:style-name="P10">bool CheckForInsufficientMaterialWhitePlayer</text:p>
      <text:p text:style-name="P10">bool CheckForInsufficientMaterialBlackPlay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2T14:47:38.634000000</meta:creation-date>
    <dc:date>2023-06-29T21:19:08.988000000</dc:date>
    <meta:editing-duration>PT1H9M56S</meta:editing-duration>
    <meta:editing-cycles>7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3" meta:word-count="67" meta:character-count="940" meta:non-whitespace-character-count="892"/>
  </office:meta>
</office:document-meta>
</file>